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C1000000780D0C5A377380531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4219f" officeooo:paragraph-rsid="0014219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106cm" svg:y="1.715cm" svg:width="17cm" svg:height="12.55cm" draw:z-index="0"><draw:image xlink:href="Pictures/1000020100000C1000000780D0C5A3773805314B.png" xlink:type="simple" xlink:show="embed" xlink:actuate="onLoad" draw:mime-type="image/png"/></draw:frame>UML INSTITU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16:35:00.394000000</meta:creation-date>
    <dc:date>2022-01-25T17:32:23.686000000</dc:date>
    <meta:editing-duration>PT1H7M31S</meta:editing-duration>
    <meta:editing-cycles>4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1" meta:word-count="2" meta:character-count="13" meta:non-whitespace-character-count="12"/>
  </office:meta>
</office:document-meta>
</file>